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2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0.5pt" style:font-size-asian="10.5pt" style:font-size-complex="10.5pt"/>
    </style:style>
    <style:style style:name="P5" style:family="paragraph">
      <style:text-properties fo:font-size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399cm" svg:height="13.97cm" svg:x="5.318cm" svg:y="3.624cm">
          <text:p/>
        </draw:rect>
        <draw:rect draw:style-name="gr1" draw:text-style-name="P1" draw:layer="layout" svg:width="14.224cm" svg:height="8.763cm" svg:x="7.477cm" svg:y="7.053cm">
          <text:p/>
        </draw:rect>
        <draw:rect draw:style-name="gr2" draw:text-style-name="P1" xml:id="id1" draw:id="id1" draw:layer="layout" svg:width="10.827cm" svg:height="5.248cm" svg:x="9.79cm" svg:y="9.217cm">
          <text:p/>
        </draw:rect>
        <draw:custom-shape draw:style-name="gr3" draw:text-style-name="P2" draw:layer="layout" svg:width="2.794cm" svg:height="2.032cm" svg:x="11.468cm" svg:y="11.236cm">
          <text:p text:style-name="P1"><text:span text:style-name="T1">Subviews</text:span></text:p>
          <text:p text:style-name="P1"><text:span text:style-name="T1">Ui vie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xml:id="id5" draw:id="id5" draw:layer="layout" svg:width="3.81cm" svg:height="0.802cm" svg:x="15.532cm" svg:y="10.22cm">
          <draw:text-box>
            <text:p text:style-name="P3"><text:span text:style-name="T1">subview_1</text:span></text:p>
          </draw:text-box>
        </draw:frame>
        <draw:frame draw:style-name="gr4" draw:text-style-name="P3" draw:layer="layout" svg:width="3.81cm" svg:height="0.802cm" svg:x="15.532cm" svg:y="13.32cm">
          <draw:text-box>
            <text:p text:style-name="P3"><text:span text:style-name="T1">subview_n</text:span></text:p>
          </draw:text-box>
        </draw:frame>
        <draw:g>
          <draw:custom-shape draw:style-name="gr3" draw:text-style-name="P2" draw:layer="layout" svg:width="3.429cm" svg:height="0.889cm" svg:x="15.386cm" svg:y="12.079cm">
            <text:p text:style-name="P2"><text:span text:style-name="T1">Subview_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5" draw:text-style-name="P4" draw:layer="layout" svg:width="4.041cm" svg:height="0.666cm" svg:x="15.12cm" svg:y="11.278cm">
            <draw:text-box>
              <text:p><text:span text:style-name="T2">Subview_ 2 controller</text:span></text:p>
            </draw:text-box>
          </draw:frame>
          <draw:rect draw:style-name="gr2" draw:text-style-name="P1" draw:layer="layout" svg:width="4.191cm" svg:height="2.032cm" svg:x="15.124cm" svg:y="11.209cm">
            <text:p/>
          </draw:rect>
        </draw:g>
        <draw:frame draw:style-name="gr5" draw:text-style-name="P3" xml:id="id6" draw:id="id6" draw:layer="layout" svg:width="3.982cm" svg:height="0.802cm" svg:x="13.211cm" svg:y="9.485cm">
          <draw:text-box>
            <text:p text:style-name="P3"><text:span text:style-name="T1">Views controller</text:span></text:p>
          </draw:text-box>
        </draw:frame>
        <draw:frame draw:style-name="gr5" draw:text-style-name="P5" draw:layer="layout" svg:width="2.42cm" svg:height="0.802cm" svg:x="13.947cm" svg:y="7.394cm">
          <draw:text-box>
            <text:p text:style-name="P5">Directive</text:p>
          </draw:text-box>
        </draw:frame>
        <draw:frame draw:style-name="gr6" draw:layer="layout" svg:width="4.312cm" svg:height="1.143cm" svg:x="10.722cm" svg:y="2.608cm">
          <draw:text-box>
            <text:p>Index UI view</text:p>
          </draw:text-box>
        </draw:frame>
        <draw:frame draw:style-name="gr5" draw:text-style-name="P3" xml:id="id4" draw:id="id4" draw:layer="layout" svg:width="3.817cm" svg:height="0.802cm" svg:x="10.738cm" svg:y="3.878cm">
          <draw:text-box>
            <text:p><text:span text:style-name="T1">Page controller</text:span></text:p>
          </draw:text-box>
        </draw:frame>
        <draw:frame draw:style-name="gr5" draw:text-style-name="P3" draw:layer="layout" svg:width="3.791cm" svg:height="0.802cm" svg:x="10.784cm" svg:y="5.275cm">
          <draw:text-box>
            <text:p><text:span text:style-name="T1">Page elements</text:span></text:p>
          </draw:text-box>
        </draw:frame>
        <draw:frame draw:style-name="gr5" draw:text-style-name="P3" draw:layer="layout" svg:width="4.558cm" svg:height="0.802cm" svg:x="13.067cm" svg:y="14.854cm">
          <draw:text-box>
            <text:p text:style-name="P3"><text:span text:style-name="T1">Directive elements</text:span></text:p>
          </draw:text-box>
        </draw:frame>
        <draw:custom-shape draw:style-name="gr3" draw:text-style-name="P1" draw:layer="layout" svg:width="3.175cm" svg:height="1.651cm" svg:x="1.381cm" svg:y="7.007cm">
          <text:p text:style-name="P1">A<text:span text:style-name="T1">pp config</text:span></text:p>
          <text:p text:style-name="P1">[ ]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layout" svg:x1="4.556cm" svg:y1="7.869cm" svg:x2="13.827cm" svg:y2="7.742cm">
          <text:p/>
        </draw:line>
        <draw:connector draw:style-name="gr8" draw:text-style-name="P1" draw:layer="layout" svg:x1="9.79cm" svg:y1="11.841cm" svg:x2="6.959cm" svg:y2="19.495cm" draw:start-shape="id1" draw:start-glue-point="3" svg:d="M9790 11841h-1666v7654h-1165">
          <text:p/>
        </draw:connector>
        <draw:frame draw:style-name="gr5" draw:text-style-name="P3" draw:layer="layout" svg:width="4.968cm" svg:height="0.802cm" svg:x="2.043cm" svg:y="19.088cm">
          <draw:text-box>
            <text:p text:style-name="P3"><text:span text:style-name="T1">Transcluded content</text:span></text:p>
          </draw:text-box>
        </draw:frame>
        <draw:custom-shape draw:style-name="gr3" draw:text-style-name="P2" xml:id="id3" draw:id="id3" draw:layer="layout" svg:width="3.461cm" svg:height="2.159cm" svg:x="23.417cm" svg:y="3.673cm">
          <text:p text:style-name="P2"><text:span text:style-name="T1">Scenario </text:span></text:p>
          <text:p text:style-name="P2"><text:span text:style-name="T1">template </text:span></text:p>
          <text:p text:style-name="P2"><text:span text:style-name="T1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3.588cm" svg:height="1.905cm" svg:x="23.347cm" svg:y="1.006cm">
          <text:p text:style-name="P2"><text:span text:style-name="T1">Scenario </text:span></text:p>
          <text:p text:style-name="P2"><text:span text:style-name="T1">template </text:span></text:p>
          <text:p text:style-name="P2"><text:span text:style-name="T1">mode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8" draw:text-style-name="P1" draw:layer="layout" svg:x1="25.141cm" svg:y1="2.911cm" svg:x2="25.148cm" svg:y2="3.673cm" draw:start-shape="id2" draw:start-glue-point="6" draw:end-shape="id3" draw:end-glue-point="4" svg:d="M25141 2911v381h7v381">
          <text:p/>
        </draw:connector>
        <draw:connector draw:style-name="gr7" draw:text-style-name="P1" draw:layer="layout" draw:line-skew="3.066cm" svg:x1="23.417cm" svg:y1="4.753cm" svg:x2="14.555cm" svg:y2="4.279cm" draw:start-shape="id3" draw:start-glue-point="5" draw:end-shape="id4" draw:end-glue-point="1" svg:d="M23417 4753h-1366v-474h-7496">
          <text:p/>
        </draw:connector>
        <draw:frame draw:style-name="gr5" draw:layer="layout" svg:width="6.149cm" svg:height="1.673cm" svg:x="1cm" svg:y="1cm">
          <draw:text-box>
            <text:p>Scenario Templates</text:p>
            <text:p/>
          </draw:text-box>
        </draw:frame>
        <draw:frame draw:style-name="gr5" draw:text-style-name="P7" draw:layer="layout" svg:width="1.323cm" svg:height="0.721cm" svg:x="17.764cm" svg:y="4.259cm">
          <draw:text-box>
            <text:p text:style-name="P6"><text:span text:style-name="T3">data</text:span></text:p>
          </draw:text-box>
        </draw:frame>
        <draw:connector draw:style-name="gr9" draw:text-style-name="P9" draw:layer="layout" svg:x1="19.342cm" svg:y1="10.621cm" svg:x2="17.193cm" svg:y2="9.886cm" draw:start-shape="id5" draw:end-shape="id6" draw:end-glue-point="1" svg:d="M19342 10621h500v-735h-2649">
          <text:p text:style-name="P8"><text:span text:style-name="T4">data</text:span></text:p>
        </draw:connector>
        <draw:connector draw:style-name="gr7" draw:text-style-name="P9" draw:layer="layout" svg:x1="10.738cm" svg:y1="4.279cm" svg:x2="13.211cm" svg:y2="9.886cm" draw:start-shape="id4" draw:start-glue-point="3" draw:end-shape="id6" draw:end-glue-point="3" svg:d="M10738 4279h-500v5607h2973">
          <text:p/>
        </draw:connector>
        <draw:frame draw:style-name="gr10" draw:text-style-name="P1" draw:layer="layout" svg:width="1.323cm" svg:height="0.721cm" svg:x="8.948cm" svg:y="5.951cm">
          <draw:text-box>
            <text:p text:style-name="P1"><text:span text:style-name="T4">data</text:span></text:p>
          </draw:text-box>
        </draw:frame>
        <draw:connector draw:style-name="gr7" draw:text-style-name="P1" draw:layer="layout" draw:line-skew="0.961cm" svg:x1="15.202cm" svg:y1="9.485cm" svg:x2="25.148cm" svg:y2="5.832cm" draw:start-shape="id6" draw:start-glue-point="0" draw:end-shape="id3" draw:end-glue-point="6" svg:d="M15202 9485v-865h9946v-27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Gable</meta:initial-creator>
    <meta:creation-date>2015-03-08T17:42:02</meta:creation-date>
    <dc:date>2015-03-08T18:29:22</dc:date>
    <dc:creator>Mark Gable</dc:creator>
    <meta:editing-duration>PT31M10S</meta:editing-duration>
    <meta:editing-cycles>5</meta:editing-cycles>
    <meta:generator>OpenOffice/4.1.1$Unix OpenOffice.org_project/411m6$Build-9775</meta:generator>
    <meta:printed-by>Mark Gable</meta:printed-by>
    <meta:print-date>2015-03-09T10:57:52</meta:print-date>
    <meta:document-statistic meta:object-count="30"/>
  </office:meta>
</office:document-meta>
</file>